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f4c42" officeooo:paragraph-rsid="000f4c42"/>
    </style:style>
    <style:style style:name="P2" style:family="paragraph" style:parent-style-name="Standard">
      <style:text-properties fo:font-weight="bold" officeooo:rsid="000f4c42" officeooo:paragraph-rsid="000f4c42" style:font-weight-asian="bold" style:font-weight-complex="bold"/>
    </style:style>
    <style:style style:name="P3" style:family="paragraph" style:parent-style-name="Standard" style:list-style-name="L1">
      <style:text-properties officeooo:rsid="000f4c42" officeooo:paragraph-rsid="000f4c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pers Accepted :</text:p>
      <text:p text:style-name="P1"/>
      <text:list xml:id="list296152446" text:style-name="L1">
        <text:list-item>
          <text:p text:style-name="P3">(Non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9T23:27:07.105783716</meta:creation-date>
    <dc:date>2022-11-16T10:41:22.773191764</dc:date>
    <meta:editing-duration>PT4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5" meta:character-count="24" meta:non-whitespace-character-count="22"/>
  </office:meta>
</office:document-meta>
</file>